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ale Mono" fo:font-size="10.5pt" style:font-size-asian="10.5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444b" officeooo:paragraph-rsid="001c44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d84a" officeooo:paragraph-rsid="0006d84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5759" officeooo:paragraph-rsid="000d0f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5cd1" officeooo:paragraph-rsid="000a31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107f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eba93" officeooo:paragraph-rsid="000eba9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2753bd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6502" officeooo:paragraph-rsid="000e6502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ba93" officeooo:paragraph-rsid="000eba93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f9c9" officeooo:paragraph-rsid="000ff9c9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107fe" officeooo:paragraph-rsid="001107f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4095" officeooo:paragraph-rsid="00124095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officeooo:rsid="001107fe" officeooo:paragraph-rsid="001107fe"/>
    </style:style>
    <style:style style:name="P23" style:family="paragraph" style:parent-style-name="Standard" style:list-style-name="L6">
      <style:paragraph-properties fo:text-align="start" style:justify-single-word="false"/>
      <style:text-properties style:text-underline-style="none" officeooo:rsid="001b24f9" officeooo:paragraph-rsid="001b24f9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cc720" officeooo:paragraph-rsid="0028f52e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244097"/>
    </style:style>
    <style:style style:name="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" style:family="text">
      <style:text-properties style:font-name="Andale Mono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T3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4" style:family="text">
      <style:text-properties style:font-name="Andale Mono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style style:name="T5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T6" style:family="text">
      <style:text-properties style:font-name="Andale Mono" fo:font-size="10.5pt" fo:font-style="normal" fo:font-weight="normal" officeooo:rsid="0031af07" style:font-size-asian="10.5pt" style:font-style-asian="normal" style:font-weight-asian="normal"/>
    </style:style>
    <style:style style:name="T7" style:family="text">
      <style:text-properties officeooo:rsid="00075cd1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09d320" style:font-weight-asian="normal" style:font-weight-complex="normal"/>
    </style:style>
    <style:style style:name="T10" style:family="text">
      <style:text-properties style:text-position="super 58%" fo:font-weight="normal" officeooo:rsid="000a31e7" style:font-weight-asian="normal" style:font-weight-complex="normal"/>
    </style:style>
    <style:style style:name="T11" style:family="text">
      <style:text-properties style:text-position="super 58%" fo:font-weight="normal" officeooo:rsid="00075cd1" style:font-weight-asian="normal" style:font-weight-complex="normal"/>
    </style:style>
    <style:style style:name="T12" style:family="text">
      <style:text-properties style:text-position="super 58%" officeooo:rsid="00075cd1"/>
    </style:style>
    <style:style style:name="T13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d320" style:font-weight-asian="bold" style:font-weight-complex="bold"/>
    </style:style>
    <style:style style:name="T16" style:family="text">
      <style:text-properties fo:font-weight="bold" officeooo:rsid="00075cd1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9d320" style:font-weight-asian="normal" style:font-weight-complex="normal"/>
    </style:style>
    <style:style style:name="T19" style:family="text">
      <style:text-properties fo:font-weight="normal" officeooo:rsid="000a31e7" style:font-weight-asian="normal" style:font-weight-complex="normal"/>
    </style:style>
    <style:style style:name="T20" style:family="text">
      <style:text-properties fo:font-weight="normal" officeooo:rsid="00075cd1" style:font-weight-asian="normal" style:font-weight-complex="normal"/>
    </style:style>
    <style:style style:name="T21" style:family="text">
      <style:text-properties fo:font-weight="normal" officeooo:rsid="000b51b1" style:font-weight-asian="normal" style:font-weight-complex="normal"/>
    </style:style>
    <style:style style:name="T22" style:family="text">
      <style:text-properties fo:font-weight="normal" officeooo:rsid="000bb1be" style:font-weight-asian="normal" style:font-weight-complex="normal"/>
    </style:style>
    <style:style style:name="T23" style:family="text">
      <style:text-properties fo:font-weight="normal" officeooo:rsid="000d70be" style:font-weight-asian="normal" style:font-weight-complex="normal"/>
    </style:style>
    <style:style style:name="T24" style:family="text">
      <style:text-properties fo:font-weight="normal" officeooo:rsid="00124095" style:font-weight-asian="normal" style:font-weight-complex="normal"/>
    </style:style>
    <style:style style:name="T25" style:family="text">
      <style:text-properties fo:font-weight="normal" officeooo:rsid="0012ac96" style:font-weight-asian="normal" style:font-weight-complex="normal"/>
    </style:style>
    <style:style style:name="T26" style:family="text">
      <style:text-properties fo:font-weight="normal" officeooo:rsid="0014a251" style:font-weight-asian="normal" style:font-weight-complex="normal"/>
    </style:style>
    <style:style style:name="T27" style:family="text">
      <style:text-properties fo:font-weight="normal" officeooo:rsid="001b24f9" style:font-weight-asian="normal" style:font-weight-complex="normal"/>
    </style:style>
    <style:style style:name="T28" style:family="text">
      <style:text-properties fo:font-weight="normal" officeooo:rsid="00176390" style:font-weight-asian="normal" style:font-weight-complex="normal"/>
    </style:style>
    <style:style style:name="T29" style:family="text">
      <style:text-properties fo:font-weight="normal" officeooo:rsid="001b5759" style:font-weight-asian="normal" style:font-weight-complex="normal"/>
    </style:style>
    <style:style style:name="T30" style:family="text">
      <style:text-properties fo:font-weight="normal" officeooo:rsid="00212a59" style:font-weight-asian="normal" style:font-weight-complex="normal"/>
    </style:style>
    <style:style style:name="T31" style:family="text">
      <style:text-properties fo:font-weight="normal" officeooo:rsid="0021fe77" style:font-weight-asian="normal" style:font-weight-complex="normal"/>
    </style:style>
    <style:style style:name="T32" style:family="text">
      <style:text-properties fo:font-weight="normal" officeooo:rsid="0022b494" style:font-weight-asian="normal" style:font-weight-complex="normal"/>
    </style:style>
    <style:style style:name="T33" style:family="text">
      <style:text-properties fo:font-weight="normal" officeooo:rsid="002753bd" style:font-weight-asian="normal" style:font-weight-complex="normal"/>
    </style:style>
    <style:style style:name="T34" style:family="text">
      <style:text-properties fo:font-weight="normal" officeooo:rsid="0028340a" style:font-weight-asian="normal" style:font-weight-complex="normal"/>
    </style:style>
    <style:style style:name="T35" style:family="text">
      <style:text-properties fo:font-weight="normal" officeooo:rsid="0029dc54" style:font-weight-asian="normal" style:font-weight-complex="normal"/>
    </style:style>
    <style:style style:name="T36" style:family="text">
      <style:text-properties fo:font-weight="normal" officeooo:rsid="002a6ffe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2753bd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2a6ffe" style:font-weight-asian="normal" style:font-weight-complex="normal"/>
    </style:style>
    <style:style style:name="T42" style:family="text">
      <style:text-properties officeooo:rsid="0009d320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00eba93" style:font-weight-asian="normal" style:font-weight-complex="normal"/>
    </style:style>
    <style:style style:name="T46" style:family="text">
      <style:text-properties style:text-underline-style="none" fo:font-weight="normal" officeooo:rsid="001107fe" style:font-weight-asian="normal" style:font-weight-complex="normal"/>
    </style:style>
    <style:style style:name="T47" style:family="text">
      <style:text-properties style:text-underline-style="none" fo:font-weight="normal" officeooo:rsid="000bb1be" style:font-weight-asian="normal" style:font-weight-complex="normal"/>
    </style:style>
    <style:style style:name="T48" style:family="text">
      <style:text-properties style:text-underline-style="none" fo:font-weight="normal" officeooo:rsid="001a22df" style:font-weight-asian="normal" style:font-weight-complex="normal"/>
    </style:style>
    <style:style style:name="T49" style:family="text">
      <style:text-properties style:text-underline-style="none" fo:font-weight="normal" officeooo:rsid="001b24f9" style:font-weight-asian="normal" style:font-weight-complex="normal"/>
    </style:style>
    <style:style style:name="T50" style:family="text">
      <style:text-properties style:text-underline-style="none" fo:font-weight="normal" officeooo:rsid="00212a59" style:font-weight-asian="normal" style:font-weight-complex="normal"/>
    </style:style>
    <style:style style:name="T51" style:family="text">
      <style:text-properties style:text-underline-style="none" fo:font-weight="normal" officeooo:rsid="00244097" style:font-weight-asian="normal" style:font-weight-complex="normal"/>
    </style:style>
    <style:style style:name="T52" style:family="text">
      <style:text-properties style:text-underline-style="none" fo:font-weight="normal" officeooo:rsid="00262fec" style:font-weight-asian="normal" style:font-weight-complex="normal"/>
    </style:style>
    <style:style style:name="T53" style:family="text">
      <style:text-properties style:text-underline-style="none" fo:font-weight="normal" officeooo:rsid="002753bd" style:font-weight-asian="normal" style:font-weight-complex="normal"/>
    </style:style>
    <style:style style:name="T54" style:family="text">
      <style:text-properties style:text-underline-style="none" fo:font-weight="normal" officeooo:rsid="0029dc54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2072d4" style:font-style-asian="normal" style:font-style-complex="normal"/>
    </style:style>
    <style:style style:name="T57" style:family="text">
      <style:text-properties fo:font-style="normal" officeooo:rsid="0028f52e" style:font-style-asian="normal" style:font-style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style:text-underline-style="none" officeooo:rsid="002ca56d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244097"/>
    </style:style>
    <style:style style:name="T62" style:family="text">
      <style:text-properties officeooo:rsid="002753bd"/>
    </style:style>
    <style:style style:name="T63" style:family="text">
      <style:text-properties fo:font-style="italic" fo:font-weight="normal" officeooo:rsid="002753bd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officeooo:rsid="0028340a"/>
    </style:style>
    <style:style style:name="T66" style:family="text">
      <style:text-properties officeooo:rsid="002a6ffe"/>
    </style:style>
    <style:style style:name="T67" style:family="text">
      <style:text-properties officeooo:rsid="0030c7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ictions – Ex. 1</text:p>
      <text:p text:style-name="P2"><text:span text:style-name="T42">Generic notes</text:span>:</text:p>
      <text:list xml:id="list3532228753" text:style-name="L1">
        <text:list-item>
          <text:p text:style-name="P10">The main menu will continue its cycles until the exit option <text:span text:style-name="T62">is</text:span> selected.</text:p>
        </text:list-item>
        <text:list-item>
          <text:p text:style-name="P11"><text:span text:style-name="T7">Usage of the 1</text:span><text:span text:style-name="T12">st</text:span><text:span text:style-name="T7"> command is </text:span><text:span text:style-name="T16">mandatory</text:span><text:span text:style-name="T20"> for the 2</text:span><text:span text:style-name="T11">nd</text:span><text:span text:style-name="T20"> and 3</text:span><text:span text:style-name="T11">rd</text:span><text:span text:style-name="T20"> commands, i.e a valid XML file must be loaded before running any simulation</text:span><text:span text:style-name="T33">s</text:span><text:span text:style-name="T20"> or showing </text:span><text:span text:style-name="T33">the next simulation details</text:span><text:span text:style-name="T20">.</text:span></text:p>
        </text:list-item>
        <text:list-item>
          <text:p text:style-name="P13"><text:span text:style-name="T20">T</text:span><text:span text:style-name="T17">he 1</text:span><text:span text:style-name="T8">st</text:span><text:span text:style-name="T17"> command receives a </text:span><text:span text:style-name="T14">full, not relative path</text:span><text:span text:style-name="T17">.</text:span></text:p>
        </text:list-item>
        <text:list-item>
          <text:p text:style-name="P11"><text:span text:style-name="T18">Usage of the 3</text:span><text:span text:style-name="T9">rd</text:span><text:span text:style-name="T18"> command is</text:span><text:span text:style-name="T15"> mandatory</text:span><text:span text:style-name="T18"> for the 4</text:span><text:span text:style-name="T9">th</text:span><text:span text:style-name="T18"> </text:span><text:span text:style-name="T19">and 6</text:span><text:span text:style-name="T10">th</text:span><text:span text:style-name="T19"> </text:span><text:span text:style-name="T18">command</text:span><text:span text:style-name="T19">s</text:span><text:span text:style-name="T18">, i.e at least one simulation must </text:span><text:span text:style-name="T19">occur </text:span><text:span text:style-name="T18">before any </text:span><text:span text:style-name="T36">past</text:span><text:span text:style-name="T18"> data can be shown </text:span><text:span text:style-name="T19">or history can be saved</text:span><text:span text:style-name="T18">.</text:span></text:p>
        </text:list-item>
        <text:list-item>
          <text:p text:style-name="P14"><text:span text:style-name="T17">Runtime errors during the simulation (</text:span><text:span text:style-name="T33">such as</text:span><text:span text:style-name="T17"> using the </text:span><text:span text:style-name="T63">bt/lt</text:span><text:span text:style-name="T33"> condition</text:span><text:span text:style-name="T17"> operator</text:span><text:span text:style-name="T33">s</text:span><text:span text:style-name="T17"> on a non-numeric property) will terminate the simulation. </text:span><text:span text:style-name="T37">Moreover, such simulation</text:span><text:span text:style-name="T38">s</text:span><text:span text:style-name="T37"> will not </text:span><text:span text:style-name="T38">be saved to history, and therefore their details won’t be visible through the 4</text:span><text:span text:style-name="T13">th</text:span><text:span text:style-name="T38"> command</text:span><text:span text:style-name="T47">. </text:span><text:span text:style-name="T48">The reasoning </text:span><text:span text:style-name="T50">behind </text:span><text:span text:style-name="T48">this decision is that a simulation with a runtime error is not a valid simulation, and could be stopped long before any of the termination conditions have been reached. Therefore, any information such as entities’ amounts and properties histograms </text:span><text:span text:style-name="T53">is completely</text:span><text:span text:style-name="T48"> irrelevant.</text:span></text:p>
        </text:list-item>
        <text:list-item>
          <text:p text:style-name="P15"><text:span text:style-name="T22">A ‘</text:span><text:span text:style-name="T17">not found entity’ </text:span><text:span text:style-name="T33">error when performing</text:span><text:span text:style-name="T17"> an action </text:span><text:span text:style-name="T39">might </text:span><text:span text:style-name="T40">occur </text:span><text:span text:style-name="T39">due to zero population</text:span><text:span text:style-name="T29">. If this is the case, </text:span><text:span text:style-name="T39">it</text:span><text:span text:style-name="T37"> is not considered a </text:span><text:span text:style-name="T41">runtime</text:span><text:span text:style-name="T37"> error</text:span><text:span text:style-name="T17"> and therefore the simulation </text:span><text:span text:style-name="T37">will continue running, </text:span><text:span text:style-name="T39">skipping the action</text:span><text:span text:style-name="T17">. The reasoning </text:span><text:span text:style-name="T30">behind </text:span><text:span text:style-name="T17">this decision is </text:span><text:span text:style-name="T23">that </text:span><text:span text:style-name="T17">all instances </text:span><text:span text:style-name="T32">of some arbitrary entity </text:span><text:span text:style-name="T17">might die through the kill action but the rules, </text:span><text:span text:style-name="T33">that were not changed, </text:span><text:span text:style-name="T23">might attempt alter</text:span><text:span text:style-name="T36">ing some or all </text:span><text:span text:style-name="T25">entity’s instances, </text:span><text:span text:style-name="T27">which </text:span><text:span text:style-name="T31">do not exist at this point</text:span><text:span text:style-name="T27">.</text:span></text:p>
          <text:p text:style-name="P15"><text:span text:style-name="T29">On the other hand, an entity that does not exist in our </text:span><text:span text:style-name="T34">engine’s storage </text:span><text:span text:style-name="T36">but is referenced</text:span><text:span text:style-name="T29">, </text:span><text:span text:style-name="T33">i.e was not presented in the corresponding XML file, </text:span><text:span text:style-name="T29">will terminate the simulation </text:span><text:span text:style-name="T32">and will be</text:span><text:span text:style-name="T31"> considered a </text:span><text:span text:style-name="T32">runtime error</text:span><text:span text:style-name="T31">.</text:span></text:p>
        </text:list-item>
      </text:list>
      <text:p text:style-name="P8"/>
      <text:p text:style-name="P4"><text:span text:style-name="T29">I</text:span><text:span text:style-name="T17">mplemented bonuses:</text:span></text:p>
      <text:list xml:id="list3009809796" text:style-name="L2">
        <text:list-item>
          <text:p text:style-name="P16">History saving &amp; loading: implemented using a conversion of the HistoryManager object into a stream (and saving it <text:span text:style-name="T65">to a file according to the user’s requested path). Options 5 &amp; 6 in the menu.</text:span></text:p>
        </text:list-item>
      </text:list>
      <text:p text:style-name="P9"/>
      <text:p text:style-name="P5">Significant classes:</text:p>
      <text:list xml:id="list344800472" text:style-name="L3">
        <text:list-item>
          <text:p text:style-name="P24"><text:span text:style-name="T43">HistoryManager:</text:span><text:span text:style-name="T58"> History management of past simulations. This class is also used for the bonus implementation.</text:span></text:p>
        </text:list-item>
        <text:list-item>
          <text:p text:style-name="P24"><text:span text:style-name="T43">SingleSimulation:</text:span><text:span text:style-name="T58"> Lifecycle management of a single simulation.</text:span></text:p>
        </text:list-item>
        <text:list-item>
          <text:p text:style-name="P24"><text:span text:style-name="T43">SingleSimulationLog:</text:span><text:span text:style-name="T58"> An abstract class that </text:span><text:span text:style-name="T43">SingleSimulation</text:span><text:span text:style-name="T58"> extends, containing formatted timestamps of the start and end times, and the world states both in the beginning of the simulation and in </text:span><text:span text:style-name="T59">the</text:span><text:span text:style-name="T58"> end </text:span><text:span text:style-name="T59">of the simulation</text:span><text:span text:style-name="T58">.</text:span></text:p>
        </text:list-item>
        <text:list-item>
          <text:p text:style-name="P25">WorldState:<text:span text:style-name="T55"> Used to describe the entities’ state</text:span><text:span text:style-name="T57">s</text:span><text:span text:style-name="T55"> </text:span><text:span text:style-name="T57">before and after a simulation</text:span><text:span text:style-name="T55">.</text:span></text:p>
        </text:list-item>
        <text:list-item>
          <text:p text:style-name="P26">ExpressionParser:<text:span text:style-name="T55"> Used to parse expressions described in</text:span><text:span text:style-name="T57"> the</text:span><text:span text:style-name="T55"> Predictions doc.</text:span></text:p>
        </text:list-item>
        <text:list-item>
          <text:p text:style-name="P27">EngineAPI:<text:span text:style-name="T55"> </text:span><text:span text:style-name="T56">The </text:span><text:span text:style-name="T60">only</text:span><text:span text:style-name="T55"> engine module that is used by external modules (</text:span><text:span text:style-name="T57">other</text:span><text:span text:style-name="T55"> th</text:span><text:span text:style-name="T57">an the</text:span><text:span text:style-name="T55"> engine’s internal classes). </text:span><text:span text:style-name="T57">Acts as an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21">C</text:span><text:span text:style-name="T17">ode writing </text:span><text:span text:style-name="T35">technologies, </text:span><text:span text:style-name="T17">concepts </text:span><text:span text:style-name="T26">&amp; agendas</text:span><text:span text:style-name="T17">:</text:span></text:p>
      <text:list xml:id="list1295117726" text:style-name="L4">
        <text:list-item>
          <text:p text:style-name="P17">Test driven development.</text:p>
        </text:list-item>
        <text:list-item>
          <text:p text:style-name="P17">Blackboxes <text:span text:style-name="T67">&amp; </text:span>bottom-up development.</text:p>
        </text:list-item>
        <text:list-item>
          <text:p text:style-name="P28"><text:span text:style-name="T49">Implementation of the </text:span><text:span text:style-name="T44">DTO design pattern. </text:span><text:span text:style-name="T49">Used</text:span><text:span text:style-name="T44"> for </text:span><text:span text:style-name="T52">encapsulating </text:span><text:span text:style-name="T51">the </text:span><text:span text:style-name="T45">engine’</text:span><text:span text:style-name="T51">s </text:span><text:span text:style-name="T45">prototypes </text:span><text:span text:style-name="T51">and classes</text:span><text:span text:style-name="T44">.</text:span></text:p>
        </text:list-item>
        <text:list-item>
          <text:p text:style-name="P18">Usage of loggers, both in the UI module and <text:span text:style-name="T61">the </text:span>engine module.</text:p>
        </text:list-item>
        <text:list-item>
          <text:p text:style-name="P19">Custom exceptions for repetative errors such as invalid type, entity not found, etc.</text:p>
        </text:list-item>
        <text:list-item>
          <text:p text:style-name="P20">MVC development;</text:p>
        </text:list-item>
      </text:list>
      <text:list xml:id="list1318836826" text:style-name="L5">
        <text:list-item>
          <text:p text:style-name="P12"><text:span text:style-name="T46">UI: </text:span><text:span text:style-name="T54">S</text:span><text:span text:style-name="T49">ep</text:span><text:span text:style-name="T54">a</text:span><text:span text:style-name="T49">ration of </text:span><text:span text:style-name="T46">printers, scanners and handlers (controllers).</text:span></text:p>
        </text:list-item>
        <text:list-item>
          <text:p text:style-name="P22"><text:span text:style-name="T35">Engine:</text:span><text:span text:style-name="T17"> </text:span><text:span text:style-name="T35">S</text:span><text:span text:style-name="T24">ep</text:span><text:span text:style-name="T35">a</text:span><text:span text:style-name="T24">ration </text:span><text:span text:style-name="T27">of </text:span><text:span text:style-name="T17">actions orchestrating, </text:span><text:span text:style-name="T24">history </text:span><text:span text:style-name="T27">handling </text:span><text:span text:style-name="T17">and simulation handling.</text:span></text:p>
        </text:list-item>
      </text:list>
      <text:list xml:id="list1150847626" text:style-name="L6">
        <text:list-item>
          <text:p text:style-name="P21">Usage of regular expressions: both for determining system functions templates and removing leading zeroes from <text:span text:style-name="T66">numeric properties</text:span>.</text:p>
        </text:list-item>
        <text:list-item>
          <text:p text:style-name="P23"><text:span text:style-name="T28">S</text:span><text:span text:style-name="T17">tatic functions are used for validations, conversions, actions performing, and other on-spot changes or opera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ndale Mono" fo:font-size="10.5pt" style:font-size-asian="10.5pt"/>
    </style:style>
    <style:style style:name="M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MT4" style:family="text">
      <style:text-properties style:font-name="Andale Mono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MT5" style:family="text">
      <style:text-properties style:font-name="Andale Mono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  <text:p text:style-name="Standard"><text:span text:style-name="MT4">Email:</text:span><text:span text:style-name="MT5"> mayaraskin14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8-19T17:05:55.100140848</dc:date>
    <meta:editing-duration>PT1H25M35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563" meta:character-count="3497" meta:non-whitespace-character-count="2989"/>
  </office:meta>
</office:document-meta>
</file>